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f99a" officeooo:paragraph-rsid="0014f99a"/>
    </style:style>
    <style:style style:name="P2" style:family="paragraph" style:parent-style-name="Standard">
      <style:text-properties officeooo:rsid="0014f99a" officeooo:paragraph-rsid="00183d6f"/>
    </style:style>
    <style:style style:name="P3" style:family="paragraph" style:parent-style-name="Standard">
      <style:text-properties officeooo:rsid="0016835e" officeooo:paragraph-rsid="0016835e"/>
    </style:style>
    <style:style style:name="P4" style:family="paragraph" style:parent-style-name="Standard">
      <style:text-properties officeooo:rsid="0018180f" officeooo:paragraph-rsid="0018180f"/>
    </style:style>
    <style:style style:name="P5" style:family="paragraph" style:parent-style-name="Standard">
      <style:text-properties officeooo:rsid="00183d6f" officeooo:paragraph-rsid="00183d6f"/>
    </style:style>
    <style:style style:name="P6" style:family="paragraph" style:parent-style-name="Standard">
      <style:text-properties officeooo:paragraph-rsid="0014f99a"/>
    </style:style>
    <style:style style:name="T1" style:family="text">
      <style:text-properties officeooo:rsid="0014f99a"/>
    </style:style>
    <style:style style:name="T2" style:family="text">
      <style:text-properties fo:font-style="italic"/>
    </style:style>
    <style:style style:name="T3" style:family="text">
      <style:text-properties officeooo:rsid="0016835e"/>
    </style:style>
    <style:style style:name="T4" style:family="text">
      <style:text-properties officeooo:rsid="0018180f"/>
    </style:style>
    <style:style style:name="T5" style:family="text">
      <style:text-properties officeooo:rsid="00183d6f"/>
    </style:style>
    <style:style style:name="T6" style:family="text">
      <style:text-properties officeooo:rsid="001a3b0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UMMARY:</text:span></text:p>
      <text:p text:style-name="P5">I reviewed an article "Quantifying the Effect of using Kanban versus Scrum: A Case Study," by D. I. K <text:span text:style-name="T1">Sjøberg</text:span>. The piece related the quantitative outcomes for performance that took place when his company, "Software Innovation," switched to Kanban from Scrum methods over a period of about four years (2 years of Scrum analyzed, and 2 years of Kanban.) SI saw a marked improvement: lead time wernt down by about 50%, weighted bugs went down by about 10%, and overall productivity went up. Qualitatively, developers felt that Scrum methods tended to produce more underestimation of lead times, and <text:span text:style-name="T6">Kanban felt like an environment that could make more efficient use of different team members' time.</text:span></text:p>
      <text:p text:style-name="P2"/>
      <text:p text:style-name="P2">References:</text:p>
      <text:p text:style-name="P2">Sjøberg, D. I. K., Johnsen, A., &amp; Solberg, J. (2012). Quantifying the Effect of Using Kanban versus Scrum: A Case Study. <text:span text:style-name="T2">IEEE Software</text:span>, <text:span text:style-name="T2">29</text:span>(5), 47–53. https://doi-org.ezproxy.umuc.edu/10.1109/MS.2012.110 </text:p>
      <text:p text:style-name="P4"/>
      <text:p text:style-name="Standard"/>
      <text:p text:style-name="P1"><text:span text:style-name="T5">NO</text:span> CONTRIBUTION CONTINGENCY:</text:p>
      <text:p text:style-name="P1">Our group has discussed coming up with a MVP, or minimum viable product. This is the "bare minimum " deliverable that we intend to come up with in order to satisfy the project requirements. If a group member does not contribute in a timely manner, the first step would be getting in contact with the member and requesting their assistance. If there is a continued issue with lack of participation, I imagine the rest of us will rally and make sure that we meet our minimum targets for development regardless, and will communicate with the instructor regarding any difficulties that arise as a result of the labor shortage.</text:p>
      <text:p text:style-name="P1"/>
      <text:p text:style-name="P1">POTENTIAL GROUP PROBLEMS:</text:p>
      <text:p text:style-name="P1">1) Difference of opinion for direction</text:p>
      <text:p text:style-name="P3"><text:tab/>There should be two main ways of dealing with disagreements on the direction <text:span text:style-name="T5">the implementation details of the project</text:span> should take: delegation and democracy. If a detail that is disagreed upon is minor in nature and falls within the purview of previously established responsibilities for a particular member, that member should have authority to conduct his or her task in the manner which seems most fitting<text:span text:style-name="T5"> to that member</text:span>, provided the software component will still meet agreed upon standards for function and performance. </text:p>
      <text:p text:style-name="P3"><text:tab/>In the case a detail in question is considered too major for one member of the group to take <text:span text:style-name="T5">full </text:span>responsibility, the appropriate course of action should be decided upon by a simple majority vote, or, if the group is composed of an even number of members and has come to a tie, consulting with the agreed upon group leader, or some other agreed upon authority (by simple majority vote) should be considered sufficient guidance for making the decision.</text:p>
      <text:p text:style-name="P3"/>
      <text:p text:style-name="P1">2) <text:span text:style-name="T3">Difficulty meeting development targets</text:span></text:p>
      <text:p text:style-name="P3"><text:tab/>If development targets prove too ambitious for the given time frame, we will have to pare down to our minimum viable product (MVP.) Unnecessary features will be eliminated from the development plan, and we will have to focus on the core aspects of the application. In order for this strategy to be effective, we will have to keep careful track of what details have been completed, and what details are the most vital to the project's success.</text:p>
      <text:p text:style-name="P3"/>
      <text:p text:style-name="P3">3) Unexpected technical issues</text:p>
      <text:p text:style-name="P3"><text:tab/>Unexpected technical issues may cause delays that are difficult to work past within our allotted time period. If this is the case, we will have to decide if the development target being delayed is part of <text:soft-page-break/>our MVP or not. If it is not, then we will have to simulate it or otherwise leave it as an open development problem until the most important bits of the software have been dealt with. If it is part of the MVP, then we will have to rally our resources to solve the problem - discussing among the group, researching similar problems in example projects, and putting in the hours to get the core project complet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9:18:46.749000000</meta:creation-date>
    <dc:date>2018-10-27T20:04:04.174000000</dc:date>
    <meta:editing-duration>PT1M5S</meta:editing-duration>
    <meta:editing-cycles>1</meta:editing-cycles>
    <meta:document-statistic meta:table-count="0" meta:image-count="0" meta:object-count="0" meta:page-count="2" meta:paragraph-count="14" meta:word-count="624" meta:character-count="3739" meta:non-whitespace-character-count="3124"/>
    <meta:generator>LibreOffice/6.0.5.2$Windows_X86_64 LibreOffice_project/54c8cbb85f300ac59db32fe8a675ff7683cd5a16</meta:generator>
  </office:meta>
</office:document-meta>
</file>